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4pt" officeooo:rsid="001350e3" officeooo:paragraph-rsid="001350e3" style:font-size-asian="24pt" style:font-size-complex="24pt"/>
    </style:style>
    <style:style style:name="P2" style:family="paragraph" style:parent-style-name="Standard">
      <style:text-properties fo:font-size="18pt" officeooo:rsid="001350e3" officeooo:paragraph-rsid="001350e3" style:font-size-asian="18pt" style:font-size-complex="18pt"/>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text-properties fo:font-size="18pt" officeooo:rsid="001350e3" officeooo:paragraph-rsid="001350e3" style:font-size-asian="18pt" style:font-size-complex="18pt"/>
    </style:style>
    <style:style style:name="T1" style:family="text">
      <style:text-properties fo:font-size="12pt" style:font-size-asian="12pt" style:font-size-complex="12pt"/>
    </style:style>
    <style:style style:name="T2" style:family="text">
      <style:text-properties fo:font-size="18pt" style:font-size-asian="18pt" style:font-size-complex="18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p>
      <text:p text:style-name="P1"/>
      <text:p text:style-name="P1"/>
      <text:p text:style-name="P1"/>
      <text:p text:style-name="P1"/>
      <text:p text:style-name="P1"/>
      <text:p text:style-name="P1"><text:tab/><text:tab/>A Report on Optimization of</text:p>
      <text:p text:style-name="P1"><text:tab/><text:tab/> <text:tab/><text:tab/>Javascript Code</text:p>
      <text:p text:style-name="P1"/>
      <text:p text:style-name="P1"/>
      <text:p text:style-name="P1"><text:tab/></text:p>
      <text:p text:style-name="P2"/>
      <text:p text:style-name="P2"><text:tab/><text:tab/><text:tab/>Prepared By: Sudarshan Adhikari</text:p>
      <text:p text:style-name="P2"><text:tab/><text:tab/><text:tab/>Submitted To: Portpro Asi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text:span text:style-name="Strong_20_Emphasis">1. Overview of the Code</text:span><text:line-break/><text:span text:style-name="T1">The code is designed to retrieve details related to couriers being sent or received. It collects information about the customer receiving the courier, the courier service provider delivering it, and the specifics of the courier itself. This functionality is essential for tracking and managing deliveries, ensuring that all necessary details about the courier and its recipients are accounted for in the system.</text:span></text:p>
      <text:p text:style-name="Text_20_body"><text:span text:style-name="Strong_20_Emphasis"><text:span text:style-name="T2">2. Identified Issue</text:span></text:span><text:line-break/>The primary issue encountered was a "JavaScript heap out of memory" error. This problem arose due to excessive memory usage, which was a result of multiple nested loops and recursive function calls in the code. The inefficient handling of data led to the application exceeding the memory limits allocated by the JavaScript engine.</text:p>
      <text:p text:style-name="Text_20_body"><text:span text:style-name="Strong_20_Emphasis"><text:span text:style-name="T2">3. Identification of the Issue</text:span></text:span><text:line-break/>The issue was identified through a thorough debugging process. I monitored the memory usage during the execution of the code and observed a significant spike in memory consumption. To investigate further, I added multiple console log statements to capture the output of various functions and analyze the data flow. This allowed me to understand the return values of different functions and pinpoint areas in the code contributing to the high memory usage.</text:p>
      <text:p text:style-name="Text_20_body"><text:span text:style-name="Strong_20_Emphasis"><text:span text:style-name="T2">4. Steps Taken to Fix the Issue</text:span></text:span><text:line-break/>To resolve the issue, I undertook the following steps:</text:p>
      <text:list xml:id="list1797209689" text:style-name="L1">
        <text:list-item>
          <text:p text:style-name="P4"><text:span text:style-name="Strong_20_Emphasis">Understanding the Database Schema</text:span>: I began by reviewing the database schema to gain insights into the data being utilized, its structure, and its intended purpose. This foundational understanding was crucial for effective troubleshooting.</text:p>
        </text:list-item>
        <text:list-item>
          <text:p text:style-name="P4"><text:span text:style-name="Strong_20_Emphasis">Analyzing Code Flow</text:span>: Next, I traced the flow of the code to identify where the memory spikes were occurring. By strategically placing console logs, I was able to monitor the execution process and determine which parts of the code were causing excessive memory consumption.</text:p>
        </text:list-item>
        <text:list-item>
          <text:p text:style-name="P3"><text:span text:style-name="Strong_20_Emphasis">Research and Optimization</text:span>: Armed with insights from the debugging process, I researched optimization techniques and leveraged my own experience to refactor the code. This involved minimizing the use of nested loops and recursion where possible. While the optimization process was time-consuming, I ultimately succeeded in achieving a functional solution that processed requests for curl 2 without encountering memory issues.</text:p>
        </text:list-item>
      </text:list>
      <text:p text:style-name="P2"/>
      <text:p text:style-name="P2"><text:span text:style-name="Strong_20_Emphasis">Conclusion</text:span><text:line-break/><text:span text:style-name="T1">In conclusion, the debugging process highlighted significant challenges related to memory management in the code responsible for handling courier details. By systematically analyzing memory usage, understanding the database schema, and optimizing the existing code structure, I was able to resolve the "JavaScript heap out of memory" issue effectively. The final solution not only improved performance but also ensured that the application can handle courier data processing more efficiently. Moving forward, I recommend implementing additional performance monitoring tools to proactively identify similar issues in the future and ensure the application remains scalable and robust.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8T09:32:16.990437547</meta:creation-date>
    <meta:editing-duration>PT2M18S</meta:editing-duration>
    <meta:editing-cycles>2</meta:editing-cycles>
    <meta:generator>LibreOffice/7.3.7.2$Linux_X86_64 LibreOffice_project/30$Build-2</meta:generator>
    <dc:date>2024-10-28T10:45:35.237812976</dc:date>
    <meta:document-statistic meta:table-count="0" meta:image-count="0" meta:object-count="0" meta:page-count="2" meta:paragraph-count="14" meta:word-count="464" meta:character-count="3103" meta:non-whitespace-character-count="2637"/>
  </office:meta>
</office:document-meta>
</file>